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text-indent="0cm" fo:margin-left="1.27cm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Heading_20_5">
      <style:paragraph-properties fo:break-before="auto" fo:margin-top="0.388cm" style:writing-mode="lr-tb"/>
    </style:style>
    <style:style style:name="T4_1" style:family="text">
      <style:text-properties fo:color="#000000" fo:font-size="14pt" style:font-size-asian="14pt" style:font-size-complex="14pt"/>
    </style:style>
    <style:style style:name="P5" style:family="paragraph" style:parent-style-name="Heading_20_4">
      <style:paragraph-properties fo:break-before="auto" fo:margin-top="0.423cm" fo:margin-bottom="0.071cm" style:writing-mode="lr-tb"/>
    </style:style>
    <style:style style:name="T5_1" style:family="text"/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P7" style:family="paragraph" style:parent-style-name="Heading_20_4">
      <style:paragraph-properties fo:break-before="auto" fo:margin-top="0.423cm" fo:margin-bottom="0.071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P9" style:family="paragraph" style:parent-style-name="Heading_20_4">
      <style:paragraph-properties fo:break-before="auto" fo:margin-top="0.423cm" fo:margin-bottom="0.071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text-inden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Heading_20_4">
      <style:paragraph-properties fo:break-before="auto" fo:margin-top="0.423cm" fo:margin-bottom="0.071cm" style:writing-mode="lr-tb"/>
    </style:style>
    <style:style style:name="T11_1" style:family="text"/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Heading_20_4">
      <style:paragraph-properties fo:break-before="auto" fo:margin-top="0.423cm" fo:margin-bottom="0.071cm" style:writing-mode="lr-tb"/>
    </style:style>
    <style:style style:name="T13_1" style:family="text"/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P15" style:family="paragraph" style:parent-style-name="Heading_20_4">
      <style:paragraph-properties fo:break-before="auto" fo:margin-top="0.423cm" fo:margin-bottom="0.071cm" style:writing-mode="lr-tb"/>
    </style:style>
    <style:style style:name="T15_1" style:family="text"/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Heading_20_4">
      <style:paragraph-properties fo:break-before="auto" style:writing-mode="lr-tb"/>
    </style:style>
    <style:style style:name="T17_1" style:family="text"/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>
      <style:text-properties fo:color="#333333"/>
    </style:style>
    <style:style style:name="T18_2" style:family="text">
      <style:text-properties fo:color="#333333"/>
    </style:style>
    <style:style style:name="T18_3" style:family="text">
      <style:text-properties fo:color="#333333"/>
    </style:style>
    <style:style style:name="T18_4" style:family="text">
      <style:text-properties fo:color="#333333"/>
    </style:style>
    <style:style style:name="T18_5" style:family="text">
      <style:text-properties fo:color="#333333"/>
    </style:style>
    <style:style style:name="T18_6" style:family="text">
      <style:text-properties fo:color="#333333"/>
    </style:style>
    <style:style style:name="T18_7" style:family="text">
      <style:text-properties fo:color="#333333"/>
    </style:style>
    <style:style style:name="T18_8" style:family="text">
      <style:text-properties fo:color="#333333"/>
    </style:style>
    <style:style style:name="T18_9" style:family="text">
      <style:text-properties fo:color="#333333"/>
    </style:style>
    <style:style style:name="T18_10" style:family="text">
      <style:text-properties fo:color="#333333"/>
    </style:style>
    <style:style style:name="T18_11" style:family="text">
      <style:text-properties fo:color="#333333"/>
    </style:style>
    <style:style style:name="T18_12" style:family="text">
      <style:text-properties fo:color="#333333"/>
    </style:style>
    <style:style style:name="T18_13" style:family="text">
      <style:text-properties fo:color="#333333"/>
    </style:style>
    <style:style style:name="T18_14" style:family="text">
      <style:text-properties fo:color="#333333"/>
    </style:style>
    <style:style style:name="T18_15" style:family="text">
      <style:text-properties fo:color="#333333"/>
    </style:style>
    <style:style style:name="T18_16" style:family="text">
      <style:text-properties fo:color="#333333"/>
    </style:style>
    <style:style style:name="T18_17" style:family="text">
      <style:text-properties fo:color="#333333"/>
    </style:style>
    <style:style style:name="T18_18" style:family="text">
      <style:text-properties fo:color="#333333"/>
    </style:style>
    <style:style style:name="T18_19" style:family="text">
      <style:text-properties fo:color="#333333"/>
    </style:style>
    <style:style style:name="T18_20" style:family="text">
      <style:text-properties fo:color="#333333"/>
    </style:style>
    <style:style style:name="T18_21" style:family="text">
      <style:text-properties fo:color="#333333"/>
    </style:style>
    <style:style style:name="T18_22" style:family="text">
      <style:text-properties fo:color="#333333"/>
    </style:style>
    <style:style style:name="T18_23" style:family="text">
      <style:text-properties fo:color="#333333"/>
    </style:style>
    <style:style style:name="T18_24" style:family="text">
      <style:text-properties fo:color="#333333"/>
    </style:style>
    <style:style style:name="P19" style:family="paragraph" style:parent-style-name="Heading_20_4">
      <style:paragraph-properties fo:break-before="auto" fo:margin-top="0.423cm" fo:margin-bottom="0.071cm" style:writing-mode="lr-tb"/>
    </style:style>
    <style:style style:name="T19_1" style:family="text"/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Heading_20_4">
      <style:paragraph-properties fo:break-before="auto" fo:margin-top="0.423cm" fo:margin-bottom="0.071cm" style:writing-mode="lr-tb"/>
    </style:style>
    <style:style style:name="T21_1" style:family="text"/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Heading_20_4">
      <style:paragraph-properties fo:break-before="auto" fo:margin-top="0.423cm" fo:margin-bottom="0.071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Heading_20_4">
      <style:paragraph-properties fo:break-before="auto" fo:margin-top="0.423cm" fo:margin-bottom="0.071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text-inden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Heading_20_4">
      <style:paragraph-properties fo:break-before="auto" fo:margin-top="0.423cm" fo:margin-bottom="0.071cm" style:writing-mode="lr-tb"/>
    </style:style>
    <style:style style:name="T27_1" style:family="text"/>
    <style:style style:name="P28" style:family="paragraph" style:parent-style-name="Standard">
      <style:paragraph-properties fo:break-before="auto" fo:text-indent="0cm" fo:margin-left="1.2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P29" style:family="paragraph" style:parent-style-name="Heading_20_4">
      <style:paragraph-properties fo:break-before="auto" fo:margin-top="0.423cm" fo:margin-bottom="0.071cm" style:writing-mode="lr-tb"/>
    </style:style>
    <style:style style:name="T29_1" style:family="text"/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P31" style:family="paragraph" style:parent-style-name="Heading_20_4">
      <style:paragraph-properties fo:break-before="auto" fo:margin-top="0.423cm" fo:margin-bottom="0.07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P33" style:family="paragraph" style:parent-style-name="Heading_20_4">
      <style:paragraph-properties fo:break-before="auto" fo:margin-top="0.423cm" fo:margin-bottom="0.071cm" style:writing-mode="lr-tb"/>
    </style:style>
    <style:style style:name="T33_1" style:family="text"/>
    <style:style style:name="P34" style:family="paragraph" style:parent-style-name="Standard">
      <style:paragraph-properties fo:break-before="auto" fo:text-inden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Heading_20_4">
      <style:paragraph-properties fo:break-before="auto" fo:margin-top="0.423cm" fo:margin-bottom="0.071cm" style:writing-mode="lr-tb"/>
    </style:style>
    <style:style style:name="T35_1" style:family="text"/>
    <style:style style:name="P36" style:family="paragraph" style:parent-style-name="Standard">
      <style:paragraph-properties fo:break-before="auto" fo:text-indent="0cm" fo:margin-left="1.2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Heading_20_4">
      <style:paragraph-properties fo:break-before="auto" fo:margin-top="0.423cm" fo:margin-bottom="0.071cm" style:writing-mode="lr-tb"/>
    </style:style>
    <style:style style:name="T37_1" style:family="text"/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P39" style:family="paragraph" style:parent-style-name="Heading_20_4">
      <style:paragraph-properties fo:break-before="auto" fo:margin-top="0.423cm" fo:margin-bottom="0.071cm" style:writing-mode="lr-tb"/>
    </style:style>
    <style:style style:name="T39_1" style:family="text"/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Heading_20_4">
      <style:paragraph-properties fo:break-before="auto" fo:margin-top="0.423cm" fo:margin-bottom="0.071cm" style:writing-mode="lr-tb"/>
    </style:style>
    <style:style style:name="T41_1" style:family="text"/>
    <style:style style:name="P42" style:family="paragraph" style:parent-style-name="Standard">
      <style:paragraph-properties fo:break-before="auto" fo:text-indent="0cm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P43" style:family="paragraph" style:parent-style-name="Heading_20_4">
      <style:paragraph-properties fo:break-before="auto" fo:margin-top="0.423cm" fo:margin-bottom="0.071cm" style:writing-mode="lr-tb"/>
    </style:style>
    <style:style style:name="T43_1" style:family="text"/>
    <style:style style:name="P44" style:family="paragraph" style:parent-style-name="Standard">
      <style:paragraph-properties fo:break-before="auto" fo:text-indent="0cm" fo:margin-left="1.27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P45" style:family="paragraph" style:parent-style-name="Heading_20_4">
      <style:paragraph-properties fo:break-before="auto" fo:margin-top="0.423cm" fo:margin-bottom="0.071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text-indent="0cm" fo:margin-left="1.2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Heading_20_4">
      <style:paragraph-properties fo:break-before="auto" fo:margin-top="0.423cm" fo:margin-bottom="0.071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P49" style:family="paragraph" style:parent-style-name="Heading_20_4">
      <style:paragraph-properties fo:break-before="auto" fo:margin-top="0.423cm" fo:margin-bottom="0.071cm" style:writing-mode="lr-tb"/>
    </style:style>
    <style:style style:name="T49_1" style:family="text"/>
    <style:style style:name="P50" style:family="paragraph" style:parent-style-name="Standard">
      <style:paragraph-properties fo:break-before="auto" fo:text-indent="0cm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Heading_20_4">
      <style:paragraph-properties fo:break-before="auto" fo:margin-top="0.423cm" fo:margin-bottom="0.071cm" style:writing-mode="lr-tb"/>
    </style:style>
    <style:style style:name="T51_1" style:family="text"/>
    <style:style style:name="P52" style:family="paragraph" style:parent-style-name="Standard">
      <style:paragraph-properties fo:break-before="auto" fo:text-indent="0cm" fo:margin-left="1.2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Heading_20_4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text-indent="0cm" fo:margin-top="0cm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Heading_20_4">
      <style:paragraph-properties fo:break-before="auto" fo:margin-top="0.423cm" fo:margin-bottom="0.071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text-indent="0cm" fo:margin-left="1.27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Heading_20_4">
      <style:paragraph-properties fo:break-before="auto" fo:margin-top="0.423cm" fo:margin-bottom="0.071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text-indent="0cm" fo:margin-left="1.27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Heading_20_4">
      <style:paragraph-properties fo:break-before="auto" fo:margin-top="0.423cm" fo:margin-bottom="0.071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P60" style:family="paragraph" style:parent-style-name="Standard">
      <style:paragraph-properties fo:break-before="auto" fo:text-indent="0cm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P61" style:family="paragraph" style:parent-style-name="Heading_20_4">
      <style:paragraph-properties fo:break-before="auto" fo:margin-top="0.423cm" fo:margin-bottom="0.071cm" style:writing-mode="lr-tb"/>
    </style:style>
    <style:style style:name="T61_1" style:family="text"/>
    <style:style style:name="P62" style:family="paragraph" style:parent-style-name="Standard">
      <style:paragraph-properties fo:break-before="auto" fo:text-indent="0cm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P63" style:family="paragraph" style:parent-style-name="Heading_20_4">
      <style:paragraph-properties fo:break-before="auto" fo:margin-top="0.423cm" fo:margin-bottom="0.071cm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text-indent="0cm" fo:margin-left="1.2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P65" style:family="paragraph" style:parent-style-name="Heading_20_4">
      <style:paragraph-properties fo:break-before="auto" fo:margin-top="0.423cm" fo:margin-bottom="0.071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text-indent="0cm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P67" style:family="paragraph" style:parent-style-name="Heading_20_4">
      <style:paragraph-properties fo:break-before="auto" fo:margin-top="0.423cm" fo:margin-bottom="0.071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text-indent="0cm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Heading_20_4">
      <style:paragraph-properties fo:break-before="auto" fo:margin-top="0.423cm" fo:margin-bottom="0.071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text-indent="0cm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P71" style:family="paragraph" style:parent-style-name="Heading_20_4">
      <style:paragraph-properties fo:break-before="auto" fo:margin-top="0.423cm" fo:margin-bottom="0.071cm" style:writing-mode="lr-tb"/>
    </style:style>
    <style:style style:name="T71_1" style:family="text"/>
    <style:style style:name="P72" style:family="paragraph" style:parent-style-name="Standard">
      <style:paragraph-properties fo:break-before="auto" fo:text-indent="0cm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P73" style:family="paragraph" style:parent-style-name="Heading_20_4">
      <style:paragraph-properties fo:break-before="auto" fo:margin-top="0.423cm" fo:margin-bottom="0.071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text-indent="0cm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P75" style:family="paragraph" style:parent-style-name="Heading_20_4">
      <style:paragraph-properties fo:break-before="auto" fo:margin-top="0.423cm" fo:margin-bottom="0.071cm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text-indent="0cm" fo:margin-left="1.2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P77" style:family="paragraph" style:parent-style-name="Heading_20_4">
      <style:paragraph-properties fo:break-before="auto" fo:margin-top="0.423cm" fo:margin-bottom="0.071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text-indent="0cm" fo:margin-left="1.2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</office:automatic-styles>
  <office:body>
    <office:text>
      <text:p text:style-name="P1"><text:bookmark-start text:name="h.isn9fmwa08m4"/><text:bookmark-end text:name="h.isn9fmwa08m4"/><text:span text:style-name="T1_1">Game</text:span><text:span text:style-name="T1_2"><text:s/></text:span><text:span text:style-name="T1_3">Definitions</text:span><text:span text:style-name="T1_4"><text:s/></text:span></text:p>
      <text:p text:style-name="P2"/>
      <text:p text:style-name="P3"/>
      <text:h text:style-name="P4" text:outline-level="10"><text:span text:style-name="T4_1">Glossary</text:span></text:h>
      <text:h text:style-name="P5" text:outline-level="10"><text:span text:style-name="T5_1">Accessibility</text:span></text:h>
      <text:p text:style-name="P6"><text:span text:style-name="T6_1">Barriers</text:span><text:span text:style-name="T6_2"><text:s/></text:span><text:span text:style-name="T6_3">of</text:span><text:span text:style-name="T6_4"><text:s/></text:span><text:span text:style-name="T6_5">entry</text:span><text:span text:style-name="T6_6"><text:s/></text:span><text:span text:style-name="T6_7">to</text:span><text:span text:style-name="T6_8"><text:s/></text:span><text:span text:style-name="T6_9">the</text:span><text:span text:style-name="T6_10"><text:s/></text:span><text:span text:style-name="T6_11">game</text:span><text:span text:style-name="T6_12">,<text:s/></text:span><text:span text:style-name="T6_13">including</text:span><text:span text:style-name="T6_14"><text:s/></text:span><text:span text:style-name="T6_15">lack</text:span><text:span text:style-name="T6_16"><text:s/></text:span><text:span text:style-name="T6_17">of</text:span><text:span text:style-name="T6_18"><text:s/></text:span><text:span text:style-name="T6_19">accommodations</text:span><text:span text:style-name="T6_20"><text:s/></text:span><text:span text:style-name="T6_21">for</text:span><text:span text:style-name="T6_22"><text:s/></text:span><text:span text:style-name="T6_23">disabilities</text:span><text:span text:style-name="T6_24">,<text:s/></text:span><text:span text:style-name="T6_25">monetary</text:span><text:span text:style-name="T6_26"><text:s/></text:span><text:span text:style-name="T6_27">barriers</text:span><text:span text:style-name="T6_28">,<text:s/></text:span><text:span text:style-name="T6_29">or</text:span><text:span text:style-name="T6_30"><text:s/></text:span><text:span text:style-name="T6_31">punishment</text:span><text:span text:style-name="T6_32">-</text:span><text:span text:style-name="T6_33">heavy</text:span><text:span text:style-name="T6_34"><text:s/></text:span><text:span text:style-name="T6_35">gameplay</text:span><text:span text:style-name="T6_36">.</text:span></text:p>
      <text:h text:style-name="P7" text:outline-level="10"><text:bookmark-start text:name="h.5td5e48rxya5"/><text:bookmark-end text:name="h.5td5e48rxya5"/><text:span text:style-name="T7_1">Alternate</text:span><text:span text:style-name="T7_2"><text:s/></text:span><text:span text:style-name="T7_3">Reality</text:span><text:span text:style-name="T7_4"><text:s/></text:span><text:span text:style-name="T7_5">Game</text:span></text:h>
      <text:p text:style-name="P8"><text:span text:style-name="T8_1">A</text:span><text:span text:style-name="T8_2"><text:s/></text:span><text:span text:style-name="T8_3">sort</text:span><text:span text:style-name="T8_4"><text:s/></text:span><text:span text:style-name="T8_5">of</text:span><text:span text:style-name="T8_6"><text:s/></text:span><text:span text:style-name="T8_7">interactive</text:span><text:span text:style-name="T8_8"><text:s/></text:span><text:span text:style-name="T8_9">narrative</text:span><text:span text:style-name="T8_10"><text:s/></text:span><text:span text:style-name="T8_11">that</text:span><text:span text:style-name="T8_12"><text:s/></text:span><text:span text:style-name="T8_13">makes</text:span><text:span text:style-name="T8_14"><text:s/></text:span><text:span text:style-name="T8_15">use</text:span><text:span text:style-name="T8_16"><text:s/></text:span><text:span text:style-name="T8_17">of</text:span><text:span text:style-name="T8_18"><text:s/></text:span><text:span text:style-name="T8_19">transmedia</text:span><text:span text:style-name="T8_20"><text:s/></text:span><text:span text:style-name="T8_21">in</text:span><text:span text:style-name="T8_22"><text:s/></text:span><text:span text:style-name="T8_23">order</text:span><text:span text:style-name="T8_24"><text:s/></text:span><text:span text:style-name="T8_25">to</text:span><text:span text:style-name="T8_26"><text:s/></text:span><text:span text:style-name="T8_27">engage</text:span><text:span text:style-name="T8_28"><text:s/></text:span><text:span text:style-name="T8_29">its</text:span><text:span text:style-name="T8_30"><text:s/></text:span><text:span text:style-name="T8_31">audience</text:span><text:span text:style-name="T8_32">,<text:s/></text:span><text:span text:style-name="T8_33">whose</text:span><text:span text:style-name="T8_34"><text:s/></text:span><text:span text:style-name="T8_35">affections</text:span><text:span text:style-name="T8_36"><text:s/></text:span><text:span text:style-name="T8_37">may</text:span><text:span text:style-name="T8_38"><text:s/></text:span><text:span text:style-name="T8_39">affect</text:span><text:span text:style-name="T8_40"><text:s/></text:span><text:span text:style-name="T8_41">the</text:span><text:span text:style-name="T8_42"><text:s/></text:span><text:span text:style-name="T8_43">direction</text:span><text:span text:style-name="T8_44"><text:s/></text:span><text:span text:style-name="T8_45">of</text:span><text:span text:style-name="T8_46"><text:s/></text:span><text:span text:style-name="T8_47">the</text:span><text:span text:style-name="T8_48"><text:s/></text:span><text:span text:style-name="T8_49">story</text:span><text:span text:style-name="T8_50">.</text:span></text:p>
      <text:h text:style-name="P9" text:outline-level="10"><text:span text:style-name="T9_1">Add</text:span><text:span text:style-name="T9_2">-</text:span><text:span text:style-name="T9_3">on</text:span></text:h>
      <text:p text:style-name="P10"><text:span text:style-name="T10_1">Optional</text:span><text:span text:style-name="T10_2"><text:s/></text:span><text:span text:style-name="T10_3">software</text:span><text:span text:style-name="T10_4"><text:s/></text:span><text:span text:style-name="T10_5">meant</text:span><text:span text:style-name="T10_6"><text:s/></text:span><text:span text:style-name="T10_7">to</text:span><text:span text:style-name="T10_8"><text:s/></text:span><text:span text:style-name="T10_9">enhance</text:span><text:span text:style-name="T10_10"><text:s/></text:span><text:span text:style-name="T10_11">user</text:span><text:span text:style-name="T10_12"><text:s/></text:span><text:span text:style-name="T10_13">experience</text:span><text:span text:style-name="T10_14"><text:s/></text:span><text:span text:style-name="T10_15">with</text:span><text:span text:style-name="T10_16"><text:s/></text:span><text:span text:style-name="T10_17">a</text:span><text:span text:style-name="T10_18"><text:s/></text:span><text:span text:style-name="T10_19">game</text:span><text:span text:style-name="T10_20">.</text:span></text:p>
      <text:h text:style-name="P11" text:outline-level="10"><text:bookmark-start text:name="h.r3rswlz31hlv"/><text:bookmark-end text:name="h.r3rswlz31hlv"/><text:span text:style-name="T11_1">Boost</text:span></text:h>
      <text:p text:style-name="P12"><text:span text:style-name="T12_1">When</text:span><text:span text:style-name="T12_2"><text:s/></text:span><text:span text:style-name="T12_3">a</text:span><text:span text:style-name="T12_4"><text:s/></text:span><text:span text:style-name="T12_5">player</text:span><text:span text:style-name="T12_6"><text:s/></text:span><text:span text:style-name="T12_7">gains</text:span><text:span text:style-name="T12_8"><text:s/></text:span><text:span text:style-name="T12_9">an</text:span><text:span text:style-name="T12_10"><text:s/></text:span><text:span text:style-name="T12_11">advantage</text:span><text:span text:style-name="T12_12"><text:s/></text:span><text:span text:style-name="T12_13">in</text:span><text:span text:style-name="T12_14"><text:s/></text:span><text:span text:style-name="T12_15">a</text:span><text:span text:style-name="T12_16"><text:s/></text:span><text:span text:style-name="T12_17">game</text:span><text:span text:style-name="T12_18"><text:s/></text:span><text:span text:style-name="T12_19">through</text:span><text:span text:style-name="T12_20"><text:s/></text:span><text:span text:style-name="T12_21">a</text:span><text:span text:style-name="T12_22"><text:s/></text:span><text:span text:style-name="T12_23">source</text:span><text:span text:style-name="T12_24"><text:s/></text:span><text:span text:style-name="T12_25">outside</text:span><text:span text:style-name="T12_26"><text:s/></text:span><text:span text:style-name="T12_27">the</text:span><text:span text:style-name="T12_28"><text:s/></text:span><text:span text:style-name="T12_29">games</text:span><text:span text:style-name="T12_30"><text:s/></text:span><text:span text:style-name="T12_31">mechanics</text:span><text:span text:style-name="T12_32">,<text:s/></text:span><text:span text:style-name="T12_33">such</text:span><text:span text:style-name="T12_34"><text:s/></text:span><text:span text:style-name="T12_35">as</text:span><text:span text:style-name="T12_36"><text:s/></text:span><text:span text:style-name="T12_37">from</text:span><text:span text:style-name="T12_38"><text:s/></text:span><text:span text:style-name="T12_39">Real</text:span><text:span text:style-name="T12_40"><text:s/></text:span><text:span text:style-name="T12_41">Money</text:span><text:span text:style-name="T12_42"><text:s/></text:span><text:span text:style-name="T12_43">Trading</text:span><text:span text:style-name="T12_44">.<text:s/></text:span></text:p>
      <text:h text:style-name="P13" text:outline-level="10"><text:span text:style-name="T13_1">Classes</text:span></text:h>
      <text:p text:style-name="P14"><text:span text:style-name="T14_1">A</text:span><text:span text:style-name="T14_2"><text:s/></text:span><text:span text:style-name="T14_3">pre</text:span><text:span text:style-name="T14_4">-</text:span><text:span text:style-name="T14_5">built</text:span><text:span text:style-name="T14_6"><text:s/></text:span><text:span text:style-name="T14_7">set</text:span><text:span text:style-name="T14_8"><text:s/></text:span><text:span text:style-name="T14_9">of</text:span><text:span text:style-name="T14_10"><text:s/></text:span><text:span text:style-name="T14_11">skills</text:span><text:span text:style-name="T14_12"><text:s/></text:span><text:span text:style-name="T14_13">and</text:span><text:span text:style-name="T14_14"><text:s/></text:span><text:span text:style-name="T14_15">abilities</text:span><text:span text:style-name="T14_16"><text:s/></text:span><text:span text:style-name="T14_17">that</text:span><text:span text:style-name="T14_18"><text:s/></text:span><text:span text:style-name="T14_19">defines</text:span><text:span text:style-name="T14_20"><text:s/></text:span><text:span text:style-name="T14_21">what</text:span><text:span text:style-name="T14_22"><text:s/></text:span><text:span text:style-name="T14_23">a</text:span><text:span text:style-name="T14_24"><text:s/></text:span><text:span text:style-name="T14_25">character</text:span><text:span text:style-name="T14_26"><text:s/></text:span><text:span text:style-name="T14_27">can</text:span><text:span text:style-name="T14_28"><text:s/></text:span><text:span text:style-name="T14_29">do</text:span><text:span text:style-name="T14_30"><text:s/></text:span><text:span text:style-name="T14_31">in</text:span><text:span text:style-name="T14_32"><text:s/></text:span><text:span text:style-name="T14_33">an</text:span><text:span text:style-name="T14_34"><text:s/></text:span><text:span text:style-name="T14_35">MMORPG</text:span></text:p>
      <text:h text:style-name="P15" text:outline-level="10"><text:span text:style-name="T15_1">Combat</text:span></text:h>
      <text:p text:style-name="P16"><text:span text:style-name="T16_1">Systems</text:span><text:span text:style-name="T16_2"><text:s/></text:span><text:span text:style-name="T16_3">and</text:span><text:span text:style-name="T16_4"><text:s/></text:span><text:span text:style-name="T16_5">subsystems</text:span><text:span text:style-name="T16_6"><text:s/></text:span><text:span text:style-name="T16_7">that</text:span><text:span text:style-name="T16_8"><text:s/></text:span><text:span text:style-name="T16_9">define</text:span><text:span text:style-name="T16_10"><text:s/></text:span><text:span text:style-name="T16_11">how</text:span><text:span text:style-name="T16_12"><text:s/></text:span><text:span text:style-name="T16_13">players</text:span><text:span text:style-name="T16_14"><text:s/></text:span><text:span text:style-name="T16_15">resolve</text:span><text:span text:style-name="T16_16"><text:s/></text:span><text:span text:style-name="T16_17">conflict</text:span><text:span text:style-name="T16_18"><text:s/></text:span><text:span text:style-name="T16_19">against</text:span><text:span text:style-name="T16_20"><text:s/></text:span><text:span text:style-name="T16_21">autonomous</text:span><text:span text:style-name="T16_22"><text:s/></text:span><text:span text:style-name="T16_23">world</text:span><text:span text:style-name="T16_24"><text:s/></text:span><text:span text:style-name="T16_25">entities</text:span><text:span text:style-name="T16_26"><text:s/></text:span><text:span text:style-name="T16_27">or</text:span><text:span text:style-name="T16_28"><text:s/></text:span><text:span text:style-name="T16_29">against</text:span><text:span text:style-name="T16_30"><text:s/></text:span><text:span text:style-name="T16_31">other</text:span><text:span text:style-name="T16_32"><text:s/></text:span><text:span text:style-name="T16_33">players</text:span><text:span text:style-name="T16_34">.</text:span></text:p>
      <text:h text:style-name="P17" text:outline-level="10"><text:bookmark-start text:name="h.meqg1azfks3t"/><text:bookmark-end text:name="h.meqg1azfks3t"/><text:span text:style-name="T17_1">Crafting</text:span></text:h>
      <text:p text:style-name="P18"><text:span text:style-name="T18_1">Using</text:span><text:span text:style-name="T18_2"><text:s/></text:span><text:span text:style-name="T18_3">materials</text:span><text:span text:style-name="T18_4"><text:s/></text:span><text:span text:style-name="T18_5">or</text:span><text:span text:style-name="T18_6"><text:s/></text:span><text:span text:style-name="T18_7">items</text:span><text:span text:style-name="T18_8"><text:s/></text:span><text:span text:style-name="T18_9">to</text:span><text:span text:style-name="T18_10"><text:s/></text:span><text:span text:style-name="T18_11">create</text:span><text:span text:style-name="T18_12"><text:s/></text:span><text:span text:style-name="T18_13">items</text:span><text:span text:style-name="T18_14">,<text:s/></text:span><text:span text:style-name="T18_15">equipment</text:span><text:span text:style-name="T18_16">,<text:s/></text:span><text:span text:style-name="T18_17">or</text:span><text:span text:style-name="T18_18"><text:s/></text:span><text:span text:style-name="T18_19">other</text:span><text:span text:style-name="T18_20"><text:s/></text:span><text:span text:style-name="T18_21">important</text:span><text:span text:style-name="T18_22"><text:s/></text:span><text:span text:style-name="T18_23">items</text:span><text:span text:style-name="T18_24">.</text:span></text:p>
      <text:h text:style-name="P19" text:outline-level="10"><text:bookmark-start text:name="h.lcs8ehur8d5t"/><text:bookmark-end text:name="h.lcs8ehur8d5t"/><text:span text:style-name="T19_1">Economy</text:span></text:h>
      <text:p text:style-name="P20"><text:span text:style-name="T20_1">An</text:span><text:span text:style-name="T20_2"><text:s/></text:span><text:span text:style-name="T20_3">emergent</text:span><text:span text:style-name="T20_4"><text:s/></text:span><text:span text:style-name="T20_5">property</text:span><text:span text:style-name="T20_6"><text:s/></text:span><text:span text:style-name="T20_7">of</text:span><text:span text:style-name="T20_8"><text:s/></text:span><text:span text:style-name="T20_9">player</text:span><text:span text:style-name="T20_10"><text:s/></text:span><text:span text:style-name="T20_11">interaction</text:span><text:span text:style-name="T20_12"><text:s/></text:span><text:span text:style-name="T20_13">in</text:span><text:span text:style-name="T20_14"><text:s/></text:span><text:span text:style-name="T20_15">games</text:span><text:span text:style-name="T20_16">,<text:s/></text:span><text:span text:style-name="T20_17">mainly</text:span><text:span text:style-name="T20_18"><text:s/></text:span><text:span text:style-name="T20_19">concerned</text:span><text:span text:style-name="T20_20"><text:s/></text:span><text:span text:style-name="T20_21">with</text:span><text:span text:style-name="T20_22"><text:s/></text:span><text:span text:style-name="T20_23">the</text:span><text:span text:style-name="T20_24"><text:s/></text:span><text:span text:style-name="T20_25">exchange</text:span><text:span text:style-name="T20_26"><text:s/></text:span><text:span text:style-name="T20_27">of</text:span><text:span text:style-name="T20_28"><text:s/></text:span><text:span text:style-name="T20_29">virtual</text:span><text:span text:style-name="T20_30"><text:s/></text:span><text:span text:style-name="T20_31">currency</text:span><text:span text:style-name="T20_32"><text:s/></text:span><text:span text:style-name="T20_33">and</text:span><text:span text:style-name="T20_34">/</text:span><text:span text:style-name="T20_35">or</text:span><text:span text:style-name="T20_36"><text:s/></text:span><text:span text:style-name="T20_37">goods</text:span><text:span text:style-name="T20_38">.</text:span></text:p>
      <text:h text:style-name="P21" text:outline-level="10"><text:span text:style-name="T21_1">Engine</text:span></text:h>
      <text:p text:style-name="P22"><text:span text:style-name="T22_1">A</text:span><text:span text:style-name="T22_2"><text:s/></text:span><text:span text:style-name="T22_3">framework</text:span><text:span text:style-name="T22_4"><text:s/></text:span><text:span text:style-name="T22_5">that</text:span><text:span text:style-name="T22_6"><text:s/></text:span><text:span text:style-name="T22_7">aids</text:span><text:span text:style-name="T22_8"><text:s/></text:span><text:span text:style-name="T22_9">in</text:span><text:span text:style-name="T22_10"><text:s/></text:span><text:span text:style-name="T22_11">the</text:span><text:span text:style-name="T22_12"><text:s/></text:span><text:span text:style-name="T22_13">process</text:span><text:span text:style-name="T22_14"><text:s/></text:span><text:span text:style-name="T22_15">of</text:span><text:span text:style-name="T22_16"><text:s/></text:span><text:span text:style-name="T22_17">creating</text:span><text:span text:style-name="T22_18"><text:s/></text:span><text:span text:style-name="T22_19">a</text:span><text:span text:style-name="T22_20"><text:s/></text:span><text:span text:style-name="T22_21">game</text:span><text:span text:style-name="T22_22">.</text:span></text:p>
      <text:h text:style-name="P23" text:outline-level="10"><text:span text:style-name="T23_1">Event</text:span><text:span text:style-name="T23_2"><text:s/>(</text:span><text:span text:style-name="T23_3">Player</text:span><text:span text:style-name="T23_4"><text:s/></text:span><text:span text:style-name="T23_5">Driven</text:span><text:span text:style-name="T23_6">)</text:span></text:h>
      <text:p text:style-name="P24"><text:span text:style-name="T24_1">An</text:span><text:span text:style-name="T24_2"><text:s/></text:span><text:span text:style-name="T24_3">event</text:span><text:span text:style-name="T24_4"><text:s/></text:span><text:span text:style-name="T24_5">in</text:span><text:span text:style-name="T24_6"><text:s/></text:span><text:span text:style-name="T24_7">the</text:span><text:span text:style-name="T24_8"><text:s/></text:span><text:span text:style-name="T24_9">game</text:span><text:span text:style-name="T24_10"><text:s/></text:span><text:span text:style-name="T24_11">world</text:span><text:span text:style-name="T24_12"><text:s/></text:span><text:span text:style-name="T24_13">that</text:span><text:span text:style-name="T24_14"><text:s/></text:span><text:span text:style-name="T24_15">was</text:span><text:span text:style-name="T24_16"><text:s/></text:span><text:span text:style-name="T24_17">organized</text:span><text:span text:style-name="T24_18"><text:s/></text:span><text:span text:style-name="T24_19">or</text:span><text:span text:style-name="T24_20"><text:s/></text:span><text:span text:style-name="T24_21">is</text:span><text:span text:style-name="T24_22"><text:s/></text:span><text:span text:style-name="T24_23">a</text:span><text:span text:style-name="T24_24"><text:s/></text:span><text:span text:style-name="T24_25">spontaneous</text:span><text:span text:style-name="T24_26"><text:s/></text:span><text:span text:style-name="T24_27">result</text:span><text:span text:style-name="T24_28"><text:s/></text:span><text:span text:style-name="T24_29">of</text:span><text:span text:style-name="T24_30"><text:s/></text:span><text:span text:style-name="T24_31">player</text:span><text:span text:style-name="T24_32"><text:s/></text:span><text:span text:style-name="T24_33">interaction</text:span><text:span text:style-name="T24_34">.</text:span></text:p>
      <text:h text:style-name="P25" text:outline-level="10"><text:span text:style-name="T25_1">Event</text:span><text:span text:style-name="T25_2"><text:s/>(</text:span><text:span text:style-name="T25_3">Server</text:span><text:span text:style-name="T25_4"><text:s/></text:span><text:span text:style-name="T25_5">Driven</text:span><text:span text:style-name="T25_6">)</text:span></text:h>
      <text:p text:style-name="P26"><text:span text:style-name="T26_1">An</text:span><text:span text:style-name="T26_2"><text:s/></text:span><text:span text:style-name="T26_3">event</text:span><text:span text:style-name="T26_4"><text:s/></text:span><text:span text:style-name="T26_5">in</text:span><text:span text:style-name="T26_6"><text:s/></text:span><text:span text:style-name="T26_7">the</text:span><text:span text:style-name="T26_8"><text:s/></text:span><text:span text:style-name="T26_9">game</text:span><text:span text:style-name="T26_10"><text:s/></text:span><text:span text:style-name="T26_11">world</text:span><text:span text:style-name="T26_12"><text:s/></text:span><text:span text:style-name="T26_13">designed</text:span><text:span text:style-name="T26_14"><text:s/></text:span><text:span text:style-name="T26_15">and</text:span><text:span text:style-name="T26_16"><text:s/></text:span><text:span text:style-name="T26_17">implemented</text:span><text:span text:style-name="T26_18"><text:s/></text:span><text:span text:style-name="T26_19">by</text:span><text:span text:style-name="T26_20"><text:s/></text:span><text:span text:style-name="T26_21">the</text:span><text:span text:style-name="T26_22"><text:s/></text:span><text:span text:style-name="T26_23">developers</text:span><text:span text:style-name="T26_24">.</text:span></text:p>
      <text:h text:style-name="P27" text:outline-level="10"><text:span text:style-name="T27_1">Expansion</text:span></text:h>
      <text:p text:style-name="P28"><text:span text:style-name="T28_1">A</text:span><text:span text:style-name="T28_2"><text:s/></text:span><text:span text:style-name="T28_3">set</text:span><text:span text:style-name="T28_4"><text:s/></text:span><text:span text:style-name="T28_5">of</text:span><text:span text:style-name="T28_6"><text:s/></text:span><text:span text:style-name="T28_7">game</text:span><text:span text:style-name="T28_8"><text:s/></text:span><text:span text:style-name="T28_9">content</text:span><text:span text:style-name="T28_10"><text:s/></text:span><text:span text:style-name="T28_11">that</text:span><text:span text:style-name="T28_12"><text:s/></text:span><text:span text:style-name="T28_13">extends</text:span><text:span text:style-name="T28_14"><text:s/></text:span><text:span text:style-name="T28_15">an</text:span><text:span text:style-name="T28_16"><text:s/></text:span><text:span text:style-name="T28_17">existing</text:span><text:span text:style-name="T28_18"><text:s/></text:span><text:span text:style-name="T28_19">game</text:span><text:span text:style-name="T28_20">.<text:s/></text:span><text:span text:style-name="T28_21">Usually</text:span><text:span text:style-name="T28_22"><text:s/></text:span><text:span text:style-name="T28_23">requires</text:span><text:span text:style-name="T28_24"><text:s/></text:span><text:span text:style-name="T28_25">the</text:span><text:span text:style-name="T28_26"><text:s/></text:span><text:span text:style-name="T28_27">base</text:span><text:span text:style-name="T28_28"><text:s/></text:span><text:span text:style-name="T28_29">game</text:span><text:span text:style-name="T28_30"><text:s/></text:span><text:span text:style-name="T28_31">to</text:span><text:span text:style-name="T28_32"><text:s/></text:span><text:span text:style-name="T28_33">be</text:span><text:span text:style-name="T28_34"><text:s/></text:span><text:span text:style-name="T28_35">of</text:span><text:span text:style-name="T28_36"><text:s/></text:span><text:span text:style-name="T28_37">any</text:span><text:span text:style-name="T28_38"><text:s/></text:span><text:span text:style-name="T28_39">value</text:span><text:span text:style-name="T28_40">.</text:span></text:p>
      <text:h text:style-name="P29" text:outline-level="10"><text:bookmark-start text:name="h.m5rmqjoy437k"/><text:bookmark-end text:name="h.m5rmqjoy437k"/><text:span text:style-name="T29_1">Fantasy</text:span></text:h>
      <text:p text:style-name="P30"><text:span text:style-name="T30_1">A</text:span><text:span text:style-name="T30_2"><text:s/></text:span><text:span text:style-name="T30_3">style</text:span><text:span text:style-name="T30_4"><text:s/></text:span><text:span text:style-name="T30_5">of</text:span><text:span text:style-name="T30_6"><text:s/></text:span><text:span text:style-name="T30_7">storytelling</text:span><text:span text:style-name="T30_8"><text:s/></text:span><text:span text:style-name="T30_9">where</text:span><text:span text:style-name="T30_10"><text:s/></text:span><text:span text:style-name="T30_11">most</text:span><text:span text:style-name="T30_12"><text:s/></text:span><text:span text:style-name="T30_13">if</text:span><text:span text:style-name="T30_14"><text:s/></text:span><text:span text:style-name="T30_15">not</text:span><text:span text:style-name="T30_16"><text:s/></text:span><text:span text:style-name="T30_17">all</text:span><text:span text:style-name="T30_18"><text:s/></text:span><text:span text:style-name="T30_19">elements</text:span><text:span text:style-name="T30_20"><text:s/></text:span><text:span text:style-name="T30_21">are</text:span><text:span text:style-name="T30_22"><text:s/></text:span><text:span text:style-name="T30_23">fictional</text:span><text:span text:style-name="T30_24">,<text:s/></text:span><text:span text:style-name="T30_25">including</text:span><text:span text:style-name="T30_26"><text:s/></text:span><text:span text:style-name="T30_27">history</text:span><text:span text:style-name="T30_28">,<text:s/></text:span><text:span text:style-name="T30_29">biology</text:span><text:span text:style-name="T30_30">,<text:s/></text:span><text:span text:style-name="T30_31">culture</text:span><text:span text:style-name="T30_32">,<text:s/></text:span><text:span text:style-name="T30_33">economics</text:span><text:span text:style-name="T30_34">,<text:s/></text:span><text:span text:style-name="T30_35">technology</text:span><text:span text:style-name="T30_36">,<text:s/></text:span><text:span text:style-name="T30_37">etc</text:span><text:span text:style-name="T30_38">.<text:s/></text:span><text:span text:style-name="T30_39">Frequently</text:span><text:span text:style-name="T30_40"><text:s/></text:span><text:span text:style-name="T30_41">makes</text:span><text:span text:style-name="T30_42"><text:s/></text:span><text:span text:style-name="T30_43">use</text:span><text:span text:style-name="T30_44"><text:s/></text:span><text:span text:style-name="T30_45">of</text:span><text:span text:style-name="T30_46"><text:s/></text:span><text:span text:style-name="T30_47">the</text:span><text:span text:style-name="T30_48"><text:s/></text:span><text:span text:style-name="T30_49">supernatural</text:span><text:span text:style-name="T30_50"><text:s/></text:span><text:span text:style-name="T30_51">in</text:span><text:span text:style-name="T30_52"><text:s/></text:span><text:span text:style-name="T30_53">all</text:span><text:span text:style-name="T30_54"><text:s/></text:span><text:span text:style-name="T30_55">facets</text:span><text:span text:style-name="T30_56"><text:s/></text:span><text:span text:style-name="T30_57">of</text:span><text:span text:style-name="T30_58"><text:s/></text:span><text:span text:style-name="T30_59">the</text:span><text:span text:style-name="T30_60"><text:s/></text:span><text:span text:style-name="T30_61">setting</text:span><text:span text:style-name="T30_62">.</text:span></text:p>
      <text:h text:style-name="P31" text:outline-level="10"><text:span text:style-name="T31_1">First</text:span><text:span text:style-name="T31_2"><text:s/></text:span><text:span text:style-name="T31_3">Person</text:span><text:span text:style-name="T31_4"><text:s/></text:span><text:span text:style-name="T31_5">Shooter</text:span></text:h>
      <text:p text:style-name="P32"><text:span text:style-name="T32_1">A</text:span><text:span text:style-name="T32_2"><text:s/></text:span><text:span text:style-name="T32_3">genre</text:span><text:span text:style-name="T32_4"><text:s/></text:span><text:span text:style-name="T32_5">of</text:span><text:span text:style-name="T32_6"><text:s/></text:span><text:span text:style-name="T32_7">games</text:span><text:span text:style-name="T32_8"><text:s/></text:span><text:span text:style-name="T32_9">that</text:span><text:span text:style-name="T32_10"><text:s/></text:span><text:span text:style-name="T32_11">focuses</text:span><text:span text:style-name="T32_12"><text:s/></text:span><text:span text:style-name="T32_13">around</text:span><text:span text:style-name="T32_14"><text:s/></text:span><text:span text:style-name="T32_15">guns</text:span><text:span text:style-name="T32_16"><text:s/></text:span><text:span text:style-name="T32_17">and</text:span><text:span text:style-name="T32_18"><text:s/></text:span><text:span text:style-name="T32_19">arms</text:span><text:span text:style-name="T32_20">,<text:s/></text:span><text:span text:style-name="T32_21">with</text:span><text:span text:style-name="T32_22"><text:s/></text:span><text:span text:style-name="T32_23">first</text:span><text:span text:style-name="T32_24"><text:s/></text:span><text:span text:style-name="T32_25">person</text:span><text:span text:style-name="T32_26"><text:s/></text:span><text:span text:style-name="T32_27">perspective</text:span><text:span text:style-name="T32_28"><text:s/></text:span><text:span text:style-name="T32_29">viewpoints</text:span><text:span text:style-name="T32_30">.</text:span></text:p>
      <text:h text:style-name="P33" text:outline-level="10"><text:span text:style-name="T33_1">Grief</text:span></text:h>
      <text:p text:style-name="P34"><text:span text:style-name="T34_1">Slang</text:span><text:span text:style-name="T34_2"><text:s/></text:span><text:span text:style-name="T34_3">for</text:span><text:span text:style-name="T34_4"><text:s/></text:span><text:span text:style-name="T34_5">intentional</text:span><text:span text:style-name="T34_6"><text:s/></text:span><text:span text:style-name="T34_7">harassment</text:span><text:span text:style-name="T34_8"><text:s/></text:span><text:span text:style-name="T34_9">of</text:span><text:span text:style-name="T34_10"><text:s/></text:span><text:span text:style-name="T34_11">players</text:span><text:span text:style-name="T34_12">.</text:span></text:p>
      <text:h text:style-name="P35" text:outline-level="10"><text:span text:style-name="T35_1">GUI</text:span></text:h>
      <text:p text:style-name="P36"><text:span text:style-name="T36_1">Acronym</text:span><text:span text:style-name="T36_2"><text:s/></text:span><text:span text:style-name="T36_3">for</text:span><text:span text:style-name="T36_4"><text:s/>“</text:span><text:span text:style-name="T36_5">Graphical</text:span><text:span text:style-name="T36_6"><text:s/></text:span><text:span text:style-name="T36_7">User</text:span><text:span text:style-name="T36_8"><text:s/></text:span><text:span text:style-name="T36_9">Interface</text:span><text:span text:style-name="T36_10">”,<text:s/></text:span><text:span text:style-name="T36_11">which</text:span><text:span text:style-name="T36_12"><text:s/></text:span><text:span text:style-name="T36_13">is</text:span><text:span text:style-name="T36_14"><text:s/></text:span><text:span text:style-name="T36_15">part</text:span><text:span text:style-name="T36_16"><text:s/></text:span><text:span text:style-name="T36_17">of</text:span><text:span text:style-name="T36_18"><text:s/></text:span><text:span text:style-name="T36_19">the</text:span><text:span text:style-name="T36_20"><text:s/></text:span><text:span text:style-name="T36_21">bridge</text:span><text:span text:style-name="T36_22"><text:s/></text:span><text:span text:style-name="T36_23">between</text:span><text:span text:style-name="T36_24"><text:s/></text:span><text:span text:style-name="T36_25">the</text:span><text:span text:style-name="T36_26"><text:s/></text:span><text:span text:style-name="T36_27">players</text:span><text:span text:style-name="T36_28"><text:s/></text:span><text:span text:style-name="T36_29">and</text:span><text:span text:style-name="T36_30"><text:s/></text:span><text:span text:style-name="T36_31">the</text:span><text:span text:style-name="T36_32"><text:s/></text:span><text:span text:style-name="T36_33">game</text:span><text:span text:style-name="T36_34">/</text:span><text:span text:style-name="T36_35">game</text:span><text:span text:style-name="T36_36"><text:s/></text:span><text:span text:style-name="T36_37">mechanics</text:span><text:span text:style-name="T36_38">.<text:s text:c="2"/></text:span><text:span text:style-name="T36_39">The</text:span><text:span text:style-name="T36_40"><text:s/></text:span><text:span text:style-name="T36_41">part</text:span><text:span text:style-name="T36_42"><text:s/></text:span><text:span text:style-name="T36_43">of</text:span><text:span text:style-name="T36_44"><text:s/></text:span><text:span text:style-name="T36_45">the</text:span><text:span text:style-name="T36_46"><text:s/></text:span><text:span text:style-name="T36_47">screen</text:span><text:span text:style-name="T36_48"><text:s/></text:span><text:span text:style-name="T36_49">that</text:span><text:span text:style-name="T36_50"><text:s/></text:span><text:span text:style-name="T36_51">the</text:span><text:span text:style-name="T36_52"><text:s/></text:span><text:span text:style-name="T36_53">user</text:span><text:span text:style-name="T36_54"><text:s/></text:span><text:span text:style-name="T36_55">interacts</text:span><text:span text:style-name="T36_56"><text:s/></text:span><text:span text:style-name="T36_57">with</text:span><text:span text:style-name="T36_58"><text:s/></text:span><text:span text:style-name="T36_59">which</text:span><text:span text:style-name="T36_60"><text:s/></text:span><text:span text:style-name="T36_61">is</text:span><text:span text:style-name="T36_62"><text:s/></text:span><text:span text:style-name="T36_63">not</text:span><text:span text:style-name="T36_64"><text:s/></text:span><text:span text:style-name="T36_65">actually</text:span><text:span text:style-name="T36_66"><text:s/></text:span><text:span text:style-name="T36_67">within</text:span><text:span text:style-name="T36_68"><text:s/></text:span><text:span text:style-name="T36_69">the</text:span><text:span text:style-name="T36_70"><text:s/></text:span><text:span text:style-name="T36_71">game</text:span><text:span text:style-name="T36_72"><text:s/></text:span><text:span text:style-name="T36_73">world</text:span><text:span text:style-name="T36_74">.</text:span></text:p>
      <text:h text:style-name="P37" text:outline-level="10"><text:span text:style-name="T37_1">Guild</text:span></text:h>
      <text:p text:style-name="P38"><text:span text:style-name="T38_1">A</text:span><text:span text:style-name="T38_2"><text:s/></text:span><text:span text:style-name="T38_3">collection</text:span><text:span text:style-name="T38_4"><text:s/></text:span><text:span text:style-name="T38_5">of</text:span><text:span text:style-name="T38_6"><text:s/></text:span><text:span text:style-name="T38_7">players</text:span><text:span text:style-name="T38_8"><text:s/></text:span><text:span text:style-name="T38_9">with</text:span><text:span text:style-name="T38_10"><text:s/></text:span><text:span text:style-name="T38_11">similar</text:span><text:span text:style-name="T38_12"><text:s/></text:span><text:span text:style-name="T38_13">interests</text:span><text:span text:style-name="T38_14"><text:s/></text:span><text:span text:style-name="T38_15">and</text:span><text:span text:style-name="T38_16"><text:s/></text:span><text:span text:style-name="T38_17">goals</text:span><text:span text:style-name="T38_18"><text:s/></text:span><text:span text:style-name="T38_19">within</text:span><text:span text:style-name="T38_20"><text:s/></text:span><text:span text:style-name="T38_21">the</text:span><text:span text:style-name="T38_22"><text:s/></text:span><text:span text:style-name="T38_23">game</text:span><text:span text:style-name="T38_24">.</text:span></text:p>
      <text:h text:style-name="P39" text:outline-level="10"><text:span text:style-name="T39_1">Instance</text:span></text:h>
      <text:p text:style-name="P40"><text:span text:style-name="T40_1">An</text:span><text:span text:style-name="T40_2"><text:s/></text:span><text:span text:style-name="T40_3">individual</text:span><text:span text:style-name="T40_4"><text:s/></text:span><text:span text:style-name="T40_5">copy</text:span><text:span text:style-name="T40_6"><text:s/></text:span><text:span text:style-name="T40_7">of</text:span><text:span text:style-name="T40_8"><text:s/></text:span><text:span text:style-name="T40_9">an</text:span><text:span text:style-name="T40_10"><text:s/></text:span><text:span text:style-name="T40_11">area</text:span><text:span text:style-name="T40_12"><text:s/></text:span><text:span text:style-name="T40_13">or</text:span><text:span text:style-name="T40_14"><text:s/></text:span><text:span text:style-name="T40_15">an</text:span><text:span text:style-name="T40_16"><text:s/></text:span><text:span text:style-name="T40_17">asset</text:span><text:span text:style-name="T40_18"><text:s/></text:span><text:span text:style-name="T40_19">within</text:span><text:span text:style-name="T40_20"><text:s/></text:span><text:span text:style-name="T40_21">a</text:span><text:span text:style-name="T40_22"><text:s/></text:span><text:span text:style-name="T40_23">game</text:span><text:span text:style-name="T40_24"><text:s/></text:span><text:span text:style-name="T40_25">that</text:span><text:span text:style-name="T40_26"><text:s/></text:span><text:span text:style-name="T40_27">can</text:span><text:span text:style-name="T40_28"><text:s/></text:span><text:span text:style-name="T40_29">only</text:span><text:span text:style-name="T40_30"><text:s/></text:span><text:span text:style-name="T40_31">be</text:span><text:span text:style-name="T40_32"><text:s/></text:span><text:span text:style-name="T40_33">accessed</text:span><text:span text:style-name="T40_34"><text:s/></text:span><text:span text:style-name="T40_35">by</text:span><text:span text:style-name="T40_36"><text:s/></text:span><text:span text:style-name="T40_37">a</text:span><text:span text:style-name="T40_38"><text:s/></text:span><text:span text:style-name="T40_39">limited</text:span><text:span text:style-name="T40_40"><text:s/></text:span><text:span text:style-name="T40_41">number</text:span><text:span text:style-name="T40_42"><text:s/></text:span><text:span text:style-name="T40_43">of</text:span><text:span text:style-name="T40_44"><text:s/></text:span><text:span text:style-name="T40_45">players</text:span><text:span text:style-name="T40_46"><text:s/></text:span><text:span text:style-name="T40_47">at</text:span><text:span text:style-name="T40_48"><text:s/></text:span><text:span text:style-name="T40_49">a</text:span><text:span text:style-name="T40_50"><text:s/></text:span><text:span text:style-name="T40_51">time</text:span><text:span text:style-name="T40_52">.<text:s/></text:span><text:span text:style-name="T40_53">Usually</text:span><text:span text:style-name="T40_54"><text:s/></text:span><text:span text:style-name="T40_55">used</text:span><text:span text:style-name="T40_56"><text:s/></text:span><text:span text:style-name="T40_57">to</text:span><text:span text:style-name="T40_58"><text:s/></text:span><text:span text:style-name="T40_59">replicate</text:span><text:span text:style-name="T40_60"><text:s/></text:span><text:span text:style-name="T40_61">content</text:span><text:span text:style-name="T40_62"><text:s/></text:span><text:span text:style-name="T40_63">areas</text:span><text:span text:style-name="T40_64"><text:s/></text:span><text:span text:style-name="T40_65">so</text:span><text:span text:style-name="T40_66"><text:s/></text:span><text:span text:style-name="T40_67">that</text:span><text:span text:style-name="T40_68"><text:s/></text:span><text:span text:style-name="T40_69">player</text:span><text:span text:style-name="T40_70"><text:s/></text:span><text:span text:style-name="T40_71">traffic</text:span><text:span text:style-name="T40_72"><text:s/></text:span><text:span text:style-name="T40_73">does</text:span><text:span text:style-name="T40_74"><text:s/></text:span><text:span text:style-name="T40_75">not</text:span><text:span text:style-name="T40_76"><text:s/></text:span><text:span text:style-name="T40_77">become</text:span><text:span text:style-name="T40_78"><text:s/></text:span><text:span text:style-name="T40_79">an</text:span><text:span text:style-name="T40_80"><text:s/></text:span><text:span text:style-name="T40_81">issue</text:span><text:span text:style-name="T40_82">.</text:span></text:p>
      <text:h text:style-name="P41" text:outline-level="10"><text:bookmark-start text:name="h.9j0078qlih07"/><text:bookmark-end text:name="h.9j0078qlih07"/><text:span text:style-name="T41_1">Mechanic</text:span></text:h>
      <text:p text:style-name="P42"><text:span text:style-name="T42_1">A</text:span><text:span text:style-name="T42_2"><text:s/></text:span><text:span text:style-name="T42_3">high</text:span><text:span text:style-name="T42_4"><text:s/></text:span><text:span text:style-name="T42_5">level</text:span><text:span text:style-name="T42_6"><text:s/></text:span><text:span text:style-name="T42_7">system</text:span><text:span text:style-name="T42_8"><text:s/></text:span><text:span text:style-name="T42_9">that</text:span><text:span text:style-name="T42_10"><text:s/></text:span><text:span text:style-name="T42_11">is</text:span><text:span text:style-name="T42_12"><text:s/></text:span><text:span text:style-name="T42_13">either</text:span><text:span text:style-name="T42_14"><text:s/></text:span><text:span text:style-name="T42_15">a</text:span><text:span text:style-name="T42_16"><text:s/></text:span><text:span text:style-name="T42_17">core</text:span><text:span text:style-name="T42_18"><text:s/></text:span><text:span text:style-name="T42_19">or</text:span><text:span text:style-name="T42_20"><text:s/></text:span><text:span text:style-name="T42_21">secondary</text:span><text:span text:style-name="T42_22"><text:s/></text:span><text:span text:style-name="T42_23">part</text:span><text:span text:style-name="T42_24"><text:s/></text:span><text:span text:style-name="T42_25">of</text:span><text:span text:style-name="T42_26"><text:s/></text:span><text:span text:style-name="T42_27">the</text:span><text:span text:style-name="T42_28"><text:s/></text:span><text:span text:style-name="T42_29">overall</text:span><text:span text:style-name="T42_30"><text:s/></text:span><text:span text:style-name="T42_31">gameplay</text:span><text:span text:style-name="T42_32">.<text:s/></text:span><text:span text:style-name="T42_33">Usually</text:span><text:span text:style-name="T42_34"><text:s/></text:span><text:span text:style-name="T42_35">something</text:span><text:span text:style-name="T42_36"><text:s/></text:span><text:span text:style-name="T42_37">that</text:span><text:span text:style-name="T42_38"><text:s/></text:span><text:span text:style-name="T42_39">a</text:span><text:span text:style-name="T42_40"><text:s/></text:span><text:span text:style-name="T42_41">player</text:span><text:span text:style-name="T42_42"><text:s/></text:span><text:span text:style-name="T42_43">does</text:span><text:span text:style-name="T42_44"><text:s/></text:span><text:span text:style-name="T42_45">or</text:span><text:span text:style-name="T42_46"><text:s/></text:span><text:span text:style-name="T42_47">is</text:span><text:span text:style-name="T42_48"><text:s/></text:span><text:span text:style-name="T42_49">done</text:span><text:span text:style-name="T42_50"><text:s/></text:span><text:span text:style-name="T42_51">to</text:span><text:span text:style-name="T42_52"><text:s/></text:span><text:span text:style-name="T42_53">the</text:span><text:span text:style-name="T42_54"><text:s/></text:span><text:span text:style-name="T42_55">player</text:span><text:span text:style-name="T42_56">.</text:span></text:p>
      <text:h text:style-name="P43" text:outline-level="10"><text:span text:style-name="T43_1">Microtransaction</text:span></text:h>
      <text:p text:style-name="P44"><text:span text:style-name="T44_1">A</text:span><text:span text:style-name="T44_2"><text:s/></text:span><text:span text:style-name="T44_3">monetization</text:span><text:span text:style-name="T44_4"><text:s/></text:span><text:span text:style-name="T44_5">strategy</text:span><text:span text:style-name="T44_6"><text:s/></text:span><text:span text:style-name="T44_7">where</text:span><text:span text:style-name="T44_8"><text:s/></text:span><text:span text:style-name="T44_9">players</text:span><text:span text:style-name="T44_10"><text:s/></text:span><text:span text:style-name="T44_11">pay</text:span><text:span text:style-name="T44_12"><text:s/></text:span><text:span text:style-name="T44_13">small</text:span><text:span text:style-name="T44_14"><text:s/></text:span><text:span text:style-name="T44_15">lump</text:span><text:span text:style-name="T44_16"><text:s/></text:span><text:span text:style-name="T44_17">sums</text:span><text:span text:style-name="T44_18"><text:s/></text:span><text:span text:style-name="T44_19">for</text:span><text:span text:style-name="T44_20"><text:s/></text:span><text:span text:style-name="T44_21">access</text:span><text:span text:style-name="T44_22"><text:s/></text:span><text:span text:style-name="T44_23">to</text:span><text:span text:style-name="T44_24"><text:s/></text:span><text:span text:style-name="T44_25">certain</text:span><text:span text:style-name="T44_26"><text:s/></text:span><text:span text:style-name="T44_27">content</text:span><text:span text:style-name="T44_28"><text:s/></text:span><text:span text:style-name="T44_29">instead</text:span><text:span text:style-name="T44_30"><text:s/></text:span><text:span text:style-name="T44_31">of</text:span><text:span text:style-name="T44_32"><text:s/></text:span><text:span text:style-name="T44_33">a</text:span><text:span text:style-name="T44_34"><text:s/></text:span><text:span text:style-name="T44_35">recurring</text:span><text:span text:style-name="T44_36"><text:s/></text:span><text:span text:style-name="T44_37">fee</text:span><text:span text:style-name="T44_38">.</text:span></text:p>
      <text:h text:style-name="P45" text:outline-level="10"><text:span text:style-name="T45_1">Massively</text:span><text:span text:style-name="T45_2"><text:s/></text:span><text:span text:style-name="T45_3">Multiplayer</text:span><text:span text:style-name="T45_4"><text:s/></text:span><text:span text:style-name="T45_5">Online</text:span><text:span text:style-name="T45_6"><text:s/></text:span><text:span text:style-name="T45_7">Game</text:span><text:span text:style-name="T45_8"><text:s/>(</text:span><text:span text:style-name="T45_9">MMOG</text:span><text:span text:style-name="T45_10">)</text:span></text:h>
      <text:p text:style-name="P46"><text:span text:style-name="T46_1">General</text:span><text:span text:style-name="T46_2"><text:s/></text:span><text:span text:style-name="T46_3">term</text:span><text:span text:style-name="T46_4"><text:s/></text:span><text:span text:style-name="T46_5">used</text:span><text:span text:style-name="T46_6"><text:s/></text:span><text:span text:style-name="T46_7">to</text:span><text:span text:style-name="T46_8"><text:s/></text:span><text:span text:style-name="T46_9">describe</text:span><text:span text:style-name="T46_10"><text:s/></text:span><text:span text:style-name="T46_11">games</text:span><text:span text:style-name="T46_12"><text:s/></text:span><text:span text:style-name="T46_13">with</text:span><text:span text:style-name="T46_14"><text:s/></text:span><text:span text:style-name="T46_15">a</text:span><text:span text:style-name="T46_16"><text:s/></text:span><text:span text:style-name="T46_17">large</text:span><text:span text:style-name="T46_18"><text:s/></text:span><text:span text:style-name="T46_19">amount</text:span><text:span text:style-name="T46_20"><text:s/></text:span><text:span text:style-name="T46_21">of</text:span><text:span text:style-name="T46_22"><text:s/></text:span><text:span text:style-name="T46_23">concurrent</text:span><text:span text:style-name="T46_24"><text:s/></text:span><text:span text:style-name="T46_25">players</text:span><text:span text:style-name="T46_26">.</text:span></text:p>
      <text:h text:style-name="P47" text:outline-level="10"><text:span text:style-name="T47_1">Massively</text:span><text:span text:style-name="T47_2"><text:s/></text:span><text:span text:style-name="T47_3">Multiplayer</text:span><text:span text:style-name="T47_4"><text:s/></text:span><text:span text:style-name="T47_5">Online</text:span><text:span text:style-name="T47_6"><text:s/></text:span><text:span text:style-name="T47_7">Role</text:span><text:span text:style-name="T47_8"><text:s/></text:span><text:span text:style-name="T47_9">Playing</text:span><text:span text:style-name="T47_10"><text:s/></text:span><text:span text:style-name="T47_11">Game</text:span><text:span text:style-name="T47_12"><text:s/>(</text:span><text:span text:style-name="T47_13">MMORPG</text:span><text:span text:style-name="T47_14">)</text:span></text:h>
      <text:p text:style-name="P48"><text:span text:style-name="T48_1">A</text:span><text:span text:style-name="T48_2"><text:s/></text:span><text:span text:style-name="T48_3">broad</text:span><text:span text:style-name="T48_4"><text:s/></text:span><text:span text:style-name="T48_5">category</text:span><text:span text:style-name="T48_6"><text:s/></text:span><text:span text:style-name="T48_7">of</text:span><text:span text:style-name="T48_8"><text:s/></text:span><text:span text:style-name="T48_9">games</text:span><text:span text:style-name="T48_10"><text:s/></text:span><text:span text:style-name="T48_11">where</text:span><text:span text:style-name="T48_12"><text:s/></text:span><text:span text:style-name="T48_13">large</text:span><text:span text:style-name="T48_14"><text:s/></text:span><text:span text:style-name="T48_15">number</text:span><text:span text:style-name="T48_16"><text:s/></text:span><text:span text:style-name="T48_17">of</text:span><text:span text:style-name="T48_18"><text:s/></text:span><text:span text:style-name="T48_19">players</text:span><text:span text:style-name="T48_20"><text:s/></text:span><text:span text:style-name="T48_21">compete</text:span><text:span text:style-name="T48_22"><text:s/></text:span><text:span text:style-name="T48_23">and</text:span><text:span text:style-name="T48_24"><text:s/></text:span><text:span text:style-name="T48_25">cooperate</text:span><text:span text:style-name="T48_26"><text:s/></text:span><text:span text:style-name="T48_27">to</text:span><text:span text:style-name="T48_28"><text:s/></text:span><text:span text:style-name="T48_29">accomplish</text:span><text:span text:style-name="T48_30"><text:s/></text:span><text:span text:style-name="T48_31">goals</text:span><text:span text:style-name="T48_32"><text:s/></text:span><text:span text:style-name="T48_33">set</text:span><text:span text:style-name="T48_34"><text:s/></text:span><text:span text:style-name="T48_35">by</text:span><text:span text:style-name="T48_36"><text:s/></text:span><text:span text:style-name="T48_37">the</text:span><text:span text:style-name="T48_38"><text:s/></text:span><text:span text:style-name="T48_39">developer</text:span><text:span text:style-name="T48_40">.</text:span></text:p>
      <text:h text:style-name="P49" text:outline-level="10"><text:span text:style-name="T49_1">Mod</text:span></text:h>
      <text:p text:style-name="P50"><text:span text:style-name="T50_1">See</text:span><text:span text:style-name="T50_2"><text:s/></text:span><text:span text:style-name="T50_3">Add</text:span><text:span text:style-name="T50_4">-</text:span><text:span text:style-name="T50_5">on</text:span><text:span text:style-name="T50_6">.</text:span></text:p>
      <text:h text:style-name="P51" text:outline-level="10"><text:span text:style-name="T51_1">Monetization</text:span></text:h>
      <text:p text:style-name="P52"><text:span text:style-name="T52_1">How</text:span><text:span text:style-name="T52_2"><text:s/></text:span><text:span text:style-name="T52_3">the</text:span><text:span text:style-name="T52_4"><text:s/></text:span><text:span text:style-name="T52_5">game</text:span><text:span text:style-name="T52_6"><text:s/></text:span><text:span text:style-name="T52_7">recoups</text:span><text:span text:style-name="T52_8"><text:s/></text:span><text:span text:style-name="T52_9">development</text:span><text:span text:style-name="T52_10"><text:s/></text:span><text:span text:style-name="T52_11">and</text:span><text:span text:style-name="T52_12"><text:s/></text:span><text:span text:style-name="T52_13">server</text:span><text:span text:style-name="T52_14"><text:s/></text:span><text:span text:style-name="T52_15">maintenance</text:span><text:span text:style-name="T52_16"><text:s/></text:span><text:span text:style-name="T52_17">costs</text:span><text:span text:style-name="T52_18"><text:s/></text:span><text:span text:style-name="T52_19">and</text:span><text:span text:style-name="T52_20"><text:s/></text:span><text:span text:style-name="T52_21">to</text:span><text:span text:style-name="T52_22"><text:s/></text:span><text:span text:style-name="T52_23">return</text:span><text:span text:style-name="T52_24"><text:s/></text:span><text:span text:style-name="T52_25">a</text:span><text:span text:style-name="T52_26"><text:s/></text:span><text:span text:style-name="T52_27">profit</text:span><text:span text:style-name="T52_28">.</text:span></text:p>
      <text:h text:style-name="P53" text:outline-level="10"><text:bookmark-start text:name="h.onmrkdp1uo7k"/><text:bookmark-end text:name="h.onmrkdp1uo7k"/><text:span text:style-name="T53_1">Persistent</text:span><text:span text:style-name="T53_2"><text:s/></text:span><text:span text:style-name="T53_3">World</text:span></text:h>
      <text:p text:style-name="P54"><text:span text:style-name="T54_1">Games</text:span><text:span text:style-name="T54_2"><text:s/></text:span><text:span text:style-name="T54_3">where</text:span><text:span text:style-name="T54_4"><text:s/></text:span><text:span text:style-name="T54_5">a</text:span><text:span text:style-name="T54_6"><text:s/></text:span><text:span text:style-name="T54_7">game</text:span><text:span text:style-name="T54_8"><text:s/></text:span><text:span text:style-name="T54_9">world</text:span><text:span text:style-name="T54_10"><text:s/></text:span><text:span text:style-name="T54_11">continuously</text:span><text:span text:style-name="T54_12"><text:s/></text:span><text:span text:style-name="T54_13">exists</text:span><text:span text:style-name="T54_14"><text:s/></text:span><text:span text:style-name="T54_15">even</text:span><text:span text:style-name="T54_16"><text:s/></text:span><text:span text:style-name="T54_17">without</text:span><text:span text:style-name="T54_18"><text:s/></text:span><text:span text:style-name="T54_19">the</text:span><text:span text:style-name="T54_20"><text:s/></text:span><text:span text:style-name="T54_21">presence</text:span><text:span text:style-name="T54_22"><text:s/></text:span><text:span text:style-name="T54_23">of</text:span><text:span text:style-name="T54_24"><text:s/></text:span><text:span text:style-name="T54_25">players</text:span><text:span text:style-name="T54_26">.</text:span></text:p>
      <text:h text:style-name="P55" text:outline-level="10"><text:span text:style-name="T55_1">Player</text:span><text:span text:style-name="T55_2"><text:s/></text:span><text:span text:style-name="T55_3">Versus</text:span><text:span text:style-name="T55_4"><text:s/></text:span><text:span text:style-name="T55_5">Environment</text:span><text:span text:style-name="T55_6"><text:s/>(</text:span><text:span text:style-name="T55_7">PvE</text:span><text:span text:style-name="T55_8">)</text:span></text:h>
      <text:p text:style-name="P56"><text:span text:style-name="T56_1">Pits</text:span><text:span text:style-name="T56_2"><text:s/></text:span><text:span text:style-name="T56_3">the</text:span><text:span text:style-name="T56_4"><text:s/></text:span><text:span text:style-name="T56_5">players</text:span><text:span text:style-name="T56_6"><text:s/></text:span><text:span text:style-name="T56_7">against</text:span><text:span text:style-name="T56_8"><text:s/></text:span><text:span text:style-name="T56_9">autonomous</text:span><text:span text:style-name="T56_10"><text:s/></text:span><text:span text:style-name="T56_11">entities</text:span><text:span text:style-name="T56_12"><text:s/></text:span><text:span text:style-name="T56_13">in</text:span><text:span text:style-name="T56_14"><text:s/></text:span><text:span text:style-name="T56_15">the</text:span><text:span text:style-name="T56_16"><text:s/></text:span><text:span text:style-name="T56_17">game</text:span><text:span text:style-name="T56_18"><text:s/></text:span><text:span text:style-name="T56_19">world</text:span><text:span text:style-name="T56_20">.</text:span></text:p>
      <text:h text:style-name="P57" text:outline-level="10"><text:span text:style-name="T57_1">Player</text:span><text:span text:style-name="T57_2"><text:s/></text:span><text:span text:style-name="T57_3">Versus</text:span><text:span text:style-name="T57_4"><text:s/></text:span><text:span text:style-name="T57_5">Player</text:span><text:span text:style-name="T57_6"><text:s/>(</text:span><text:span text:style-name="T57_7">PvP</text:span><text:span text:style-name="T57_8">)</text:span></text:h>
      <text:p text:style-name="P58"><text:span text:style-name="T58_1">Pits</text:span><text:span text:style-name="T58_2"><text:s/></text:span><text:span text:style-name="T58_3">the</text:span><text:span text:style-name="T58_4"><text:s/></text:span><text:span text:style-name="T58_5">players</text:span><text:span text:style-name="T58_6"><text:s/></text:span><text:span text:style-name="T58_7">against</text:span><text:span text:style-name="T58_8"><text:s/></text:span><text:span text:style-name="T58_9">each</text:span><text:span text:style-name="T58_10"><text:s/></text:span><text:span text:style-name="T58_11">other</text:span><text:span text:style-name="T58_12">.</text:span></text:p>
      <text:h text:style-name="P59" text:outline-level="10"><text:span text:style-name="T59_1">Real</text:span><text:span text:style-name="T59_2"><text:s/></text:span><text:span text:style-name="T59_3">Money</text:span><text:span text:style-name="T59_4"><text:s/></text:span><text:span text:style-name="T59_5">Trading</text:span><text:span text:style-name="T59_6"><text:s/>(</text:span><text:span text:style-name="T59_7">RMT</text:span><text:span text:style-name="T59_8">)</text:span></text:h>
      <text:p text:style-name="P60"><text:span text:style-name="T60_1">The</text:span><text:span text:style-name="T60_2"><text:s/></text:span><text:span text:style-name="T60_3">practice</text:span><text:span text:style-name="T60_4"><text:s/></text:span><text:span text:style-name="T60_5">of</text:span><text:span text:style-name="T60_6"><text:s/></text:span><text:span text:style-name="T60_7">converting</text:span><text:span text:style-name="T60_8"><text:s/></text:span><text:span text:style-name="T60_9">digital</text:span><text:span text:style-name="T60_10"><text:s/></text:span><text:span text:style-name="T60_11">currency</text:span><text:span text:style-name="T60_12"><text:s/></text:span><text:span text:style-name="T60_13">to</text:span><text:span text:style-name="T60_14"><text:s/></text:span><text:span text:style-name="T60_15">real</text:span><text:span text:style-name="T60_16"><text:s/></text:span><text:span text:style-name="T60_17">currency</text:span><text:span text:style-name="T60_18"><text:s/></text:span><text:span text:style-name="T60_19">or</text:span><text:span text:style-name="T60_20"><text:s/></text:span><text:span text:style-name="T60_21">vice</text:span><text:span text:style-name="T60_22"><text:s/></text:span><text:span text:style-name="T60_23">versa</text:span><text:span text:style-name="T60_24">.<text:s/></text:span><text:span text:style-name="T60_25">Usually</text:span><text:span text:style-name="T60_26"><text:s/></text:span><text:span text:style-name="T60_27">illegal</text:span><text:span text:style-name="T60_28"><text:s/></text:span><text:span text:style-name="T60_29">according</text:span><text:span text:style-name="T60_30"><text:s/></text:span><text:span text:style-name="T60_31">to</text:span><text:span text:style-name="T60_32"><text:s/></text:span><text:span text:style-name="T60_33">MMO</text:span><text:span text:style-name="T60_34"><text:s/></text:span><text:span text:style-name="T60_35">Terms</text:span><text:span text:style-name="T60_36"><text:s/></text:span><text:span text:style-name="T60_37">of</text:span><text:span text:style-name="T60_38"><text:s/></text:span><text:span text:style-name="T60_39">Services</text:span><text:span text:style-name="T60_40"><text:s/></text:span><text:span text:style-name="T60_41">but</text:span><text:span text:style-name="T60_42"><text:s/></text:span><text:span text:style-name="T60_43">not</text:span><text:span text:style-name="T60_44"><text:s/></text:span><text:span text:style-name="T60_45">always</text:span><text:span text:style-name="T60_46">.</text:span></text:p>
      <text:h text:style-name="P61" text:outline-level="10"><text:bookmark-start text:name="h.w8ny8b5m54pu"/><text:bookmark-end text:name="h.w8ny8b5m54pu"/><text:span text:style-name="T61_1">Setting</text:span></text:h>
      <text:p text:style-name="P62"><text:span text:style-name="T62_1"><text:tab/></text:span><text:span text:style-name="T62_2">The</text:span><text:span text:style-name="T62_3"><text:s/></text:span><text:span text:style-name="T62_4">scenery</text:span><text:span text:style-name="T62_5"><text:s/></text:span><text:span text:style-name="T62_6">and</text:span><text:span text:style-name="T62_7"><text:s/></text:span><text:span text:style-name="T62_8">environment</text:span><text:span text:style-name="T62_9"><text:s/></text:span><text:span text:style-name="T62_10">in</text:span><text:span text:style-name="T62_11"><text:s/></text:span><text:span text:style-name="T62_12">which</text:span><text:span text:style-name="T62_13"><text:s/></text:span><text:span text:style-name="T62_14">a</text:span><text:span text:style-name="T62_15"><text:s/></text:span><text:span text:style-name="T62_16">game</text:span><text:span text:style-name="T62_17"><text:s/></text:span><text:span text:style-name="T62_18">is</text:span><text:span text:style-name="T62_19"><text:s/></text:span><text:span text:style-name="T62_20">set</text:span><text:span text:style-name="T62_21">.</text:span></text:p>
      <text:h text:style-name="P63" text:outline-level="10"><text:span text:style-name="T63_1">Social</text:span><text:span text:style-name="T63_2"><text:s/></text:span><text:span text:style-name="T63_3">Gameplay</text:span></text:h>
      <text:p text:style-name="P64"><text:span text:style-name="T64_1">Gameplay</text:span><text:span text:style-name="T64_2"><text:s/></text:span><text:span text:style-name="T64_3">that</text:span><text:span text:style-name="T64_4"><text:s/></text:span><text:span text:style-name="T64_5">seeks</text:span><text:span text:style-name="T64_6"><text:s/></text:span><text:span text:style-name="T64_7">to</text:span><text:span text:style-name="T64_8"><text:s/></text:span><text:span text:style-name="T64_9">establish</text:span><text:span text:style-name="T64_10"><text:s/></text:span><text:span text:style-name="T64_11">or</text:span><text:span text:style-name="T64_12"><text:s/></text:span><text:span text:style-name="T64_13">strengthen</text:span><text:span text:style-name="T64_14"><text:s/></text:span><text:span text:style-name="T64_15">social</text:span><text:span text:style-name="T64_16"><text:s/></text:span><text:span text:style-name="T64_17">bonds</text:span><text:span text:style-name="T64_18">.</text:span></text:p>
      <text:h text:style-name="P65" text:outline-level="10"><text:span text:style-name="T65_1">Social</text:span><text:span text:style-name="T65_2"><text:s/></text:span><text:span text:style-name="T65_3">Network</text:span></text:h>
      <text:p text:style-name="P66"><text:span text:style-name="T66_1">A</text:span><text:span text:style-name="T66_2"><text:s/></text:span><text:span text:style-name="T66_3">collection</text:span><text:span text:style-name="T66_4"><text:s/></text:span><text:span text:style-name="T66_5">of</text:span><text:span text:style-name="T66_6"><text:s/></text:span><text:span text:style-name="T66_7">platforms</text:span><text:span text:style-name="T66_8">,<text:s/></text:span><text:span text:style-name="T66_9">such</text:span><text:span text:style-name="T66_10"><text:s/></text:span><text:span text:style-name="T66_11">as</text:span><text:span text:style-name="T66_12"><text:s/></text:span><text:span text:style-name="T66_13">web</text:span><text:span text:style-name="T66_14"><text:s/></text:span><text:span text:style-name="T66_15">and</text:span><text:span text:style-name="T66_16"><text:s/></text:span><text:span text:style-name="T66_17">mobile</text:span><text:span text:style-name="T66_18">,<text:s/></text:span><text:span text:style-name="T66_19">that</text:span><text:span text:style-name="T66_20"><text:s/></text:span><text:span text:style-name="T66_21">facilitates</text:span><text:span text:style-name="T66_22"><text:s/></text:span><text:span text:style-name="T66_23">and</text:span><text:span text:style-name="T66_24"><text:s/></text:span><text:span text:style-name="T66_25">encourages</text:span><text:span text:style-name="T66_26"><text:s/></text:span><text:span text:style-name="T66_27">interpersonal</text:span><text:span text:style-name="T66_28"><text:s/></text:span><text:span text:style-name="T66_29">networking</text:span><text:span text:style-name="T66_30">.</text:span></text:p>
      <text:h text:style-name="P67" text:outline-level="10"><text:span text:style-name="T67_1">Social</text:span><text:span text:style-name="T67_2"><text:s/></text:span><text:span text:style-name="T67_3">Games</text:span></text:h>
      <text:p text:style-name="P68"><text:span text:style-name="T68_1">A</text:span><text:span text:style-name="T68_2"><text:s/></text:span><text:span text:style-name="T68_3">category</text:span><text:span text:style-name="T68_4"><text:s/></text:span><text:span text:style-name="T68_5">of</text:span><text:span text:style-name="T68_6"><text:s/></text:span><text:span text:style-name="T68_7">games</text:span><text:span text:style-name="T68_8"><text:s/></text:span><text:span text:style-name="T68_9">that</text:span><text:span text:style-name="T68_10"><text:s/></text:span><text:span text:style-name="T68_11">focuses</text:span><text:span text:style-name="T68_12"><text:s/></text:span><text:span text:style-name="T68_13">on</text:span><text:span text:style-name="T68_14"><text:s/></text:span><text:span text:style-name="T68_15">short</text:span><text:span text:style-name="T68_16"><text:s/></text:span><text:span text:style-name="T68_17">intense</text:span><text:span text:style-name="T68_18"><text:s/></text:span><text:span text:style-name="T68_19">sessions</text:span><text:span text:style-name="T68_20"><text:s/></text:span><text:span text:style-name="T68_21">of</text:span><text:span text:style-name="T68_22"><text:s/></text:span><text:span text:style-name="T68_23">gameplay</text:span><text:span text:style-name="T68_24"><text:s/></text:span><text:span text:style-name="T68_25">rather</text:span><text:span text:style-name="T68_26"><text:s/></text:span><text:span text:style-name="T68_27">than</text:span><text:span text:style-name="T68_28"><text:s/></text:span><text:span text:style-name="T68_29">a</text:span><text:span text:style-name="T68_30"><text:s/></text:span><text:span text:style-name="T68_31">long</text:span><text:span text:style-name="T68_32"><text:s/></text:span><text:span text:style-name="T68_33">term</text:span><text:span text:style-name="T68_34"><text:s/></text:span><text:span text:style-name="T68_35">commitment</text:span><text:span text:style-name="T68_36">.</text:span></text:p>
      <text:h text:style-name="P69" text:outline-level="10"><text:span text:style-name="T69_1">Social</text:span><text:span text:style-name="T69_2"><text:s/></text:span><text:span text:style-name="T69_3">Network</text:span><text:span text:style-name="T69_4"><text:s/></text:span><text:span text:style-name="T69_5">Integration</text:span></text:h>
      <text:p text:style-name="P70"><text:span text:style-name="T70_1">Relationship</text:span><text:span text:style-name="T70_2"><text:s/></text:span><text:span text:style-name="T70_3">between</text:span><text:span text:style-name="T70_4"><text:s/></text:span><text:span text:style-name="T70_5">the</text:span><text:span text:style-name="T70_6"><text:s/></text:span><text:span text:style-name="T70_7">social</text:span><text:span text:style-name="T70_8"><text:s/></text:span><text:span text:style-name="T70_9">network</text:span><text:span text:style-name="T70_10"><text:s/></text:span><text:span text:style-name="T70_11">game</text:span><text:span text:style-name="T70_12"><text:s/></text:span><text:span text:style-name="T70_13">and</text:span><text:span text:style-name="T70_14"><text:s/></text:span><text:span text:style-name="T70_15">social</text:span><text:span text:style-name="T70_16"><text:s/></text:span><text:span text:style-name="T70_17">networks</text:span><text:span text:style-name="T70_18">,<text:s/></text:span><text:span text:style-name="T70_19">allowing</text:span><text:span text:style-name="T70_20"><text:s/></text:span><text:span text:style-name="T70_21">the</text:span><text:span text:style-name="T70_22"><text:s/></text:span><text:span text:style-name="T70_23">game</text:span><text:span text:style-name="T70_24"><text:s/></text:span><text:span text:style-name="T70_25">to</text:span><text:span text:style-name="T70_26"><text:s/></text:span><text:span text:style-name="T70_27">spread</text:span><text:span text:style-name="T70_28"><text:s/></text:span><text:span text:style-name="T70_29">through</text:span><text:span text:style-name="T70_30"><text:s/></text:span><text:span text:style-name="T70_31">a</text:span><text:span text:style-name="T70_32"><text:s/></text:span><text:span text:style-name="T70_33">given</text:span><text:span text:style-name="T70_34"><text:s/></text:span><text:span text:style-name="T70_35">player</text:span><text:span text:style-name="T70_36">’</text:span><text:span text:style-name="T70_37">s</text:span><text:span text:style-name="T70_38"><text:s/></text:span><text:span text:style-name="T70_39">personal</text:span><text:span text:style-name="T70_40"><text:s/></text:span><text:span text:style-name="T70_41">network</text:span><text:span text:style-name="T70_42"><text:s/></text:span><text:span text:style-name="T70_43">of</text:span><text:span text:style-name="T70_44"><text:s/></text:span><text:span text:style-name="T70_45">friends</text:span><text:span text:style-name="T70_46"><text:s/></text:span><text:span text:style-name="T70_47">and</text:span><text:span text:style-name="T70_48"><text:s/></text:span><text:span text:style-name="T70_49">family</text:span><text:span text:style-name="T70_50">.</text:span></text:p>
      <text:h text:style-name="P71" text:outline-level="10"><text:span text:style-name="T71_1">Subscription</text:span></text:h>
      <text:p text:style-name="P72"><text:span text:style-name="T72_1">A</text:span><text:span text:style-name="T72_2"><text:s/></text:span><text:span text:style-name="T72_3">form</text:span><text:span text:style-name="T72_4"><text:s/></text:span><text:span text:style-name="T72_5">of</text:span><text:span text:style-name="T72_6"><text:s/></text:span><text:span text:style-name="T72_7">monetization</text:span><text:span text:style-name="T72_8"><text:s/></text:span><text:span text:style-name="T72_9">strategy</text:span><text:span text:style-name="T72_10"><text:s/></text:span><text:span text:style-name="T72_11">where</text:span><text:span text:style-name="T72_12"><text:s/></text:span><text:span text:style-name="T72_13">players</text:span><text:span text:style-name="T72_14"><text:s/></text:span><text:span text:style-name="T72_15">pay</text:span><text:span text:style-name="T72_16"><text:s/></text:span><text:span text:style-name="T72_17">monthly</text:span><text:span text:style-name="T72_18"><text:s/></text:span><text:span text:style-name="T72_19">fees</text:span><text:span text:style-name="T72_20"><text:s/></text:span><text:span text:style-name="T72_21">in</text:span><text:span text:style-name="T72_22"><text:s/></text:span><text:span text:style-name="T72_23">order</text:span><text:span text:style-name="T72_24"><text:s/></text:span><text:span text:style-name="T72_25">to</text:span><text:span text:style-name="T72_26"><text:s/></text:span><text:span text:style-name="T72_27">retain</text:span><text:span text:style-name="T72_28"><text:s/></text:span><text:span text:style-name="T72_29">access</text:span><text:span text:style-name="T72_30"><text:s/></text:span><text:span text:style-name="T72_31">to</text:span><text:span text:style-name="T72_32"><text:s/></text:span><text:span text:style-name="T72_33">game</text:span><text:span text:style-name="T72_34"><text:s/></text:span><text:span text:style-name="T72_35">servers</text:span><text:span text:style-name="T72_36">.</text:span></text:p>
      <text:h text:style-name="P73" text:outline-level="10"><text:span text:style-name="T73_1">User</text:span><text:span text:style-name="T73_2"><text:s/></text:span><text:span text:style-name="T73_3">Generated</text:span><text:span text:style-name="T73_4"><text:s/></text:span><text:span text:style-name="T73_5">Content</text:span><text:span text:style-name="T73_6"><text:s/>(</text:span><text:span text:style-name="T73_7">UGC</text:span><text:span text:style-name="T73_8">)</text:span></text:h>
      <text:p text:style-name="P74"><text:span text:style-name="T74_1">A</text:span><text:span text:style-name="T74_2"><text:s/></text:span><text:span text:style-name="T74_3">large</text:span><text:span text:style-name="T74_4"><text:s/></text:span><text:span text:style-name="T74_5">category</text:span><text:span text:style-name="T74_6"><text:s/></text:span><text:span text:style-name="T74_7">of</text:span><text:span text:style-name="T74_8"><text:s/></text:span><text:span text:style-name="T74_9">contributions</text:span><text:span text:style-name="T74_10"><text:s/></text:span><text:span text:style-name="T74_11">by</text:span><text:span text:style-name="T74_12"><text:s/></text:span><text:span text:style-name="T74_13">users</text:span><text:span text:style-name="T74_14">,<text:s/></text:span><text:span text:style-name="T74_15">usually</text:span><text:span text:style-name="T74_16"><text:s/></text:span><text:span text:style-name="T74_17">in</text:span><text:span text:style-name="T74_18"><text:s/></text:span><text:span text:style-name="T74_19">the</text:span><text:span text:style-name="T74_20"><text:s/></text:span><text:span text:style-name="T74_21">form</text:span><text:span text:style-name="T74_22"><text:s/></text:span><text:span text:style-name="T74_23">of</text:span><text:span text:style-name="T74_24"><text:s/></text:span><text:span text:style-name="T74_25">artistic</text:span><text:span text:style-name="T74_26"><text:s/></text:span><text:span text:style-name="T74_27">assets</text:span><text:span text:style-name="T74_28"><text:s/>(</text:span><text:span text:style-name="T74_29">models</text:span><text:span text:style-name="T74_30">,<text:s/></text:span><text:span text:style-name="T74_31">textures</text:span><text:span text:style-name="T74_32">,<text:s/></text:span><text:span text:style-name="T74_33">sounds</text:span><text:span text:style-name="T74_34">)<text:s/></text:span><text:span text:style-name="T74_35">but</text:span><text:span text:style-name="T74_36"><text:s/></text:span><text:span text:style-name="T74_37">sometimes</text:span><text:span text:style-name="T74_38"><text:s/></text:span><text:span text:style-name="T74_39">also</text:span><text:span text:style-name="T74_40"><text:s/></text:span><text:span text:style-name="T74_41">software</text:span><text:span text:style-name="T74_42"><text:s/>(</text:span><text:span text:style-name="T74_43">add</text:span><text:span text:style-name="T74_44">-</text:span><text:span text:style-name="T74_45">ons</text:span><text:span text:style-name="T74_46">,<text:s/></text:span><text:span text:style-name="T74_47">plugins</text:span><text:span text:style-name="T74_48">,<text:s/></text:span><text:span text:style-name="T74_49">mods</text:span><text:span text:style-name="T74_50">).</text:span></text:p>
      <text:h text:style-name="P75" text:outline-level="10"><text:span text:style-name="T75_1">Virtual</text:span><text:span text:style-name="T75_2"><text:s/></text:span><text:span text:style-name="T75_3">Land</text:span></text:h>
      <text:p text:style-name="P76"><text:span text:style-name="T76_1">A</text:span><text:span text:style-name="T76_2"><text:s/></text:span><text:span text:style-name="T76_3">section</text:span><text:span text:style-name="T76_4"><text:s/></text:span><text:span text:style-name="T76_5">of</text:span><text:span text:style-name="T76_6"><text:s/></text:span><text:span text:style-name="T76_7">the</text:span><text:span text:style-name="T76_8"><text:s/></text:span><text:span text:style-name="T76_9">game</text:span><text:span text:style-name="T76_10"><text:s/></text:span><text:span text:style-name="T76_11">world</text:span><text:span text:style-name="T76_12"><text:s/></text:span><text:span text:style-name="T76_13">that</text:span><text:span text:style-name="T76_14"><text:s/></text:span><text:span text:style-name="T76_15">belongs</text:span><text:span text:style-name="T76_16"><text:s/></text:span><text:span text:style-name="T76_17">to</text:span><text:span text:style-name="T76_18"><text:s/></text:span><text:span text:style-name="T76_19">or</text:span><text:span text:style-name="T76_20"><text:s/></text:span><text:span text:style-name="T76_21">is</text:span><text:span text:style-name="T76_22"><text:s/></text:span><text:span text:style-name="T76_23">rented</text:span><text:span text:style-name="T76_24"><text:s/></text:span><text:span text:style-name="T76_25">by</text:span><text:span text:style-name="T76_26"><text:s/></text:span><text:span text:style-name="T76_27">the</text:span><text:span text:style-name="T76_28"><text:s/></text:span><text:span text:style-name="T76_29">player</text:span><text:span text:style-name="T76_30">,<text:s/></text:span><text:span text:style-name="T76_31">analogous</text:span><text:span text:style-name="T76_32"><text:s/></text:span><text:span text:style-name="T76_33">to</text:span><text:span text:style-name="T76_34"><text:s/></text:span><text:span text:style-name="T76_35">the</text:span><text:span text:style-name="T76_36"><text:s/></text:span><text:span text:style-name="T76_37">concept</text:span><text:span text:style-name="T76_38"><text:s/></text:span><text:span text:style-name="T76_39">of</text:span><text:span text:style-name="T76_40"><text:s/>“</text:span><text:span text:style-name="T76_41">land</text:span><text:span text:style-name="T76_42">”<text:s/></text:span><text:span text:style-name="T76_43">and</text:span><text:span text:style-name="T76_44"><text:s/>“</text:span><text:span text:style-name="T76_45">property</text:span><text:span text:style-name="T76_46">”<text:s/></text:span><text:span text:style-name="T76_47">in</text:span><text:span text:style-name="T76_48"><text:s/></text:span><text:span text:style-name="T76_49">real</text:span><text:span text:style-name="T76_50"><text:s/></text:span><text:span text:style-name="T76_51">life</text:span><text:span text:style-name="T76_52">.</text:span></text:p>
      <text:h text:style-name="P77" text:outline-level="10"><text:span text:style-name="T77_1">Virtual</text:span><text:span text:style-name="T77_2"><text:s/></text:span><text:span text:style-name="T77_3">World</text:span></text:h>
      <text:p text:style-name="P78"><text:span text:style-name="T78_1">A</text:span><text:span text:style-name="T78_2"><text:s/></text:span><text:span text:style-name="T78_3">type</text:span><text:span text:style-name="T78_4"><text:s/></text:span><text:span text:style-name="T78_5">of</text:span><text:span text:style-name="T78_6"><text:s/></text:span><text:span text:style-name="T78_7">game</text:span><text:span text:style-name="T78_8"><text:s/></text:span><text:span text:style-name="T78_9">that</text:span><text:span text:style-name="T78_10"><text:s/></text:span><text:span text:style-name="T78_11">is</text:span><text:span text:style-name="T78_12"><text:s/></text:span><text:span text:style-name="T78_13">primarily</text:span><text:span text:style-name="T78_14"><text:s/></text:span><text:span text:style-name="T78_15">concerned</text:span><text:span text:style-name="T78_16"><text:s/></text:span><text:span text:style-name="T78_17">with</text:span><text:span text:style-name="T78_18"><text:s/></text:span><text:span text:style-name="T78_19">the</text:span><text:span text:style-name="T78_20"><text:s/></text:span><text:span text:style-name="T78_21">establishment</text:span><text:span text:style-name="T78_22"><text:s/></text:span><text:span text:style-name="T78_23">of</text:span><text:span text:style-name="T78_24"><text:s/></text:span><text:span text:style-name="T78_25">a</text:span><text:span text:style-name="T78_26"><text:s/></text:span><text:span text:style-name="T78_27">digital</text:span><text:span text:style-name="T78_28"><text:s/></text:span><text:span text:style-name="T78_29">living</text:span><text:span text:style-name="T78_30"><text:s/></text:span><text:span text:style-name="T78_31">space</text:span><text:span text:style-name="T78_32"><text:s/></text:span><text:span text:style-name="T78_33">rather</text:span><text:span text:style-name="T78_34"><text:s/></text:span><text:span text:style-name="T78_35">than</text:span><text:span text:style-name="T78_36"><text:s/></text:span><text:span text:style-name="T78_37">any</text:span><text:span text:style-name="T78_38"><text:s/></text:span><text:span text:style-name="T78_39">over</text:span><text:span text:style-name="T78_40"><text:s/></text:span><text:span text:style-name="T78_41">goals</text:span><text:span text:style-name="T78_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